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fo:font-style="normal" fo:font-weight="bold" officeooo:paragraph-rsid="0054ec0d" style:font-name-asian="Palatino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5f890" style:font-size-asian="10pt" style:font-size-complex="10pt"/>
    </style:style>
    <style:style style:name="P4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52470a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55f890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8" style:family="paragraph" style:parent-style-name="Standard">
      <style:text-properties style:font-name="Times New Roman" fo:font-size="10pt" officeooo:rsid="0015e8d7" officeooo:paragraph-rsid="0015e8d7" style:font-size-asian="10pt" style:font-size-complex="10pt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11" style:family="paragraph" style:parent-style-name="Standard">
      <style:text-properties style:font-name="Times New Roman" fo:font-size="10pt" fo:font-weight="bold" officeooo:paragraph-rsid="0055f890" style:font-size-asian="10pt" style:font-weight-asian="bold" style:font-size-complex="10pt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officeooo:paragraph-rsid="00537c77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5f890" style:font-size-asian="10pt" style:font-weight-asian="normal" style:font-name-complex="Liberation Sans1" style:font-size-complex="10pt" style:font-weight-complex="normal"/>
    </style:style>
    <style:style style:name="P1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c2a1f" style:font-size-asian="10pt" style:font-weight-asian="normal" style:font-name-complex="Liberation Sans1" style:font-size-complex="10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Times New Roman" fo:font-size="10pt" fo:font-weight="bold" style:font-size-asian="10pt" style:font-weight-asian="bold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1" style:family="paragraph" style:parent-style-name="Text_20_body"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2" style:family="paragraph" style:parent-style-name="Text_20_body">
      <style:text-properties style:font-name="Times New Roman" fo:font-size="10pt" style:font-size-asian="10pt" style:font-size-complex="10pt"/>
    </style:style>
    <style:style style:name="P23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4" style:family="paragraph" style:parent-style-name="Teri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Teri">
      <style:text-properties style:font-name="Times New Roman" fo:font-size="10pt" fo:font-style="normal" fo:font-weight="normal" officeooo:paragraph-rsid="00674c3a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0pt" fo:font-style="normal" officeooo:paragraph-rsid="006a298b" style:font-size-asian="10pt" style:font-style-asian="normal" style:font-size-complex="10pt" style:font-style-complex="normal"/>
    </style:style>
    <style:style style:name="P27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28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9" style:family="paragraph" style:parent-style-name="Body_20_Text_20_2">
      <style:text-properties style:font-name="Times New Roman" fo:font-size="10pt" fo:font-style="normal" fo:font-weight="normal" officeooo:rsid="006b53a4" officeooo:paragraph-rsid="006b53a4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30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31" style:family="paragraph">
      <style:paragraph-properties fo:text-align="start"/>
      <style:text-properties fo:color="#000000" style:text-line-through-style="none" style:text-line-through-type="none" style:font-name="Arial" fo:font-size="9pt" fo:font-style="normal" style:text-underline-style="none" fo:font-weight="normal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a4c72" style:font-weight-asian="bold" style:font-weight-complex="bold"/>
    </style:style>
    <style:style style:name="T5" style:family="text">
      <style:text-properties fo:font-weight="bold" officeooo:rsid="0058d7e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font-weight="normal" style:font-weight-asian="normal" style:font-name-complex="Liberation Sans1" style:font-weight-complex="normal"/>
    </style:style>
    <style:style style:name="T8" style:family="text">
      <style:text-properties fo:font-weight="normal" officeooo:rsid="0051a5ea" style:font-weight-asian="normal" style:font-name-complex="Liberation Sans1" style:font-weight-complex="normal"/>
    </style:style>
    <style:style style:name="T9" style:family="text">
      <style:text-properties fo:font-weight="normal" officeooo:rsid="001a0a21" style:font-weight-asian="normal" style:font-name-complex="Liberation Sans1" style:font-weight-complex="normal"/>
    </style:style>
    <style:style style:name="T10" style:family="text">
      <style:text-properties fo:font-weight="normal" officeooo:rsid="0015f01c" style:font-weight-asian="normal" style:font-name-complex="Liberation Sans1" style:font-weight-complex="normal"/>
    </style:style>
    <style:style style:name="T11" style:family="text">
      <style:text-properties fo:font-weight="normal" officeooo:rsid="0055f890" style:font-weight-asian="normal" style:font-name-complex="Liberation Sans1" style:font-weight-complex="normal"/>
    </style:style>
    <style:style style:name="T12" style:family="text">
      <style:text-properties fo:font-weight="normal" officeooo:rsid="005d4998" style:font-weight-asian="normal" style:font-name-complex="Liberation Sans1" style:font-weight-complex="normal"/>
    </style:style>
    <style:style style:name="T13" style:family="text">
      <style:text-properties fo:font-weight="normal" officeooo:rsid="005e6035" style:font-weight-asian="normal" style:font-name-complex="Liberation Sans1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e6035" style:font-weight-asian="normal" style:font-weight-complex="normal"/>
    </style:style>
    <style:style style:name="T16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18" style:family="text">
      <style:text-properties officeooo:rsid="0015e8d7"/>
    </style:style>
    <style:style style:name="T19" style:family="text">
      <style:text-properties officeooo:rsid="00418428"/>
    </style:style>
    <style:style style:name="T20" style:family="text">
      <style:text-properties officeooo:rsid="004cec32"/>
    </style:style>
    <style:style style:name="T21" style:family="text">
      <style:text-properties officeooo:rsid="0055f890"/>
    </style:style>
    <style:style style:name="T22" style:family="text">
      <style:text-properties officeooo:rsid="00579687"/>
    </style:style>
    <style:style style:name="T23" style:family="text">
      <style:text-properties officeooo:rsid="0058d7ef"/>
    </style:style>
    <style:style style:name="T24" style:family="text">
      <style:text-properties officeooo:rsid="005a4c72"/>
    </style:style>
    <style:style style:name="T25" style:family="text">
      <style:text-properties officeooo:rsid="00674c3a"/>
    </style:style>
    <style:style style:name="T26" style:family="text">
      <style:text-properties officeooo:rsid="006a298b"/>
    </style:style>
    <style:style style:name="T27" style:family="text">
      <style:text-properties fo:color="#ff0000" officeooo:rsid="00579687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2" form:id="control12" form:tab-index="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3" form:id="control13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8" form:id="control18" form:tab-index="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9" form:id="control19" form:tab-index="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20" form:id="control20" form:tab-index="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21" form:id="control21" form:tab-index="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pplied Math 20<text:span text:style-name="T20">21</text:span> – Fall In-<text:span text:style-name="T26">S</text:span>ervic<text:span text:style-name="T22">e </text:span><text:span text:style-name="T27">Hybrid</text:span><text:span text:style-name="T22"> </text:span>Registration</text:p>
      <text:p text:style-name="P19">In-service Registration Fee: $1<text:span text:style-name="T22">60</text:span>.00 ($1<text:span text:style-name="T22">8</text:span>0.00 on-site)</text:p>
      <text:p text:style-name="P20">(Includes continental breakfast, lunch and six (6) STEM Clock Hours)</text:p>
      <text:p text:style-name="P21"/>
      <text:p text:style-name="P21">Mail to:<text:tab/><text:tab/><text:tab/><text:tab/>Washington Applied Math Council (WAMC)</text:p>
      <text:p text:style-name="P18"><text:tab/><text:tab/><text:tab/><text:tab/>C/O WAMC Registrar</text:p>
      <text:p text:style-name="P18"><text:tab/><text:tab/><text:tab/><text:tab/>PO BOX 10700</text:p>
      <text:p text:style-name="P18"><text:tab/><text:tab/><text:tab/><text:tab/>Yakima WA 98909</text:p>
      <text:p text:style-name="P18"><text:tab/><text:tab/><text:tab/><text:tab/>(509) 731-3304 Fax: (509) 461-5222</text:p>
      <text:p text:style-name="P22"><text:span text:style-name="T1"><text:tab/><text:tab/><text:tab/><text:tab/>E-mail to: </text:span><text:a xlink:type="simple" xlink:href="mailto:wamcreg@gmail.com" text:style-name="Internet_20_link" text:visited-style-name="Visited_20_Internet_20_Link"><text:span text:style-name="T1">wamcreg@gmail.com</text:span></text:a></text:p>
      <text:p text:style-name="P1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"><text:span text:style-name="T7">Name:</text:span><text:span text:style-name="T14"><draw:control text:anchor-type="as-char" draw:z-index="0" draw:style-name="gr1" draw:text-style-name="P30" svg:width="2.5004in" svg:height="0.2504in" draw:control="control1"/></text:span><text:span text:style-name="T7"><text:tab/>School District:</text:span><text:span text:style-name="T14"><draw:control text:anchor-type="as-char" draw:z-index="1" draw:style-name="gr1" draw:text-style-name="P30" svg:width="2.2406in" svg:height="0.2504in" draw:control="control2"/></text:span><text:span text:style-name="T7"> </text:span></text:p>
      <text:p text:style-name="P3"><text:span text:style-name="T7">CTE Cert</text:span><text:span text:style-name="T12">ificate </text:span><text:span text:style-name="T7"># </text:span><text:span text:style-name="T7"><draw:control text:anchor-type="as-char" draw:z-index="15" draw:style-name="gr1" draw:text-style-name="P30" svg:width="1.7504in" svg:height="0.2504in" draw:control="control16"/></text:span></text:p>
      <text:p text:style-name="P2"><text:span text:style-name="T11">School</text:span><text:span text:style-name="T8"> </text:span><text:span text:style-name="T7">Address: </text:span><text:span text:style-name="T14"><draw:control text:anchor-type="as-char" draw:z-index="2" draw:style-name="gr1" draw:text-style-name="P30" svg:width="2.5004in" svg:height="0.2504in" draw:control="control3"/></text:span><text:span text:style-name="T7">City, <text:s/>Zip: </text:span><text:span text:style-name="T14"><draw:control text:anchor-type="as-char" draw:z-index="3" draw:style-name="gr1" draw:text-style-name="P30" svg:width="2.5004in" svg:height="0.2504in" draw:control="control4"/></text:span><text:span text:style-name="T14"><text:s/></text:span><text:span text:style-name="T15">WA</text:span></text:p>
      <text:p text:style-name="P2"><text:span text:style-name="T7">School: </text:span><text:span text:style-name="T7"><draw:control text:anchor-type="as-char" draw:z-index="4" draw:style-name="gr1" draw:text-style-name="P30" svg:width="2.5004in" svg:height="0.2504in" draw:control="control5"/></text:span><text:span text:style-name="T7"><text:tab/></text:span><text:span text:style-name="T11">School </text:span><text:span text:style-name="T7">Phone #: </text:span><text:span text:style-name="T14"><draw:control text:anchor-type="as-char" draw:z-index="5" draw:style-name="gr1" draw:text-style-name="P30" svg:width="2.0004in" svg:height="0.2504in" draw:control="control6"/></text:span><text:span text:style-name="T14"><text:s/></text:span></text:p>
      <text:p text:style-name="P1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3"><text:span text:style-name="T9">Billing</text:span><text:span text:style-name="T7"> Address: <text:s/></text:span><text:span text:style-name="T7"><draw:control text:anchor-type="as-char" draw:z-index="13" draw:style-name="gr1" draw:text-style-name="P30" svg:width="2.5004in" svg:height="0.2504in" draw:control="control14"/></text:span><text:span text:style-name="T7">City, <text:s/>Zip: </text:span><text:span text:style-name="T7"><draw:control text:anchor-type="as-char" draw:z-index="14" draw:style-name="gr1" draw:text-style-name="P30" svg:width="2.5004in" svg:height="0.2504in" draw:control="control15"/></text:span><text:span text:style-name="T7"><text:s/></text:span><text:span text:style-name="T13">WA</text:span></text:p>
      <text:p text:style-name="P6"><text:span text:style-name="T7">School Email: </text:span><text:span text:style-name="T14"><draw:control text:anchor-type="as-char" draw:z-index="6" draw:style-name="gr1" draw:text-style-name="P30" svg:width="2.5004in" svg:height="0.2504in" draw:control="control7"/></text:span><text:span text:style-name="T7"><text:s text:c="2"/></text:span></text:p>
      <text:p text:style-name="P6"><text:span text:style-name="T10">Alternate</text:span><text:span text:style-name="T7"> Email:</text:span><text:span text:style-name="T14"><draw:control text:anchor-type="as-char" draw:z-index="7" draw:style-name="gr1" draw:text-style-name="P31" svg:width="2.5004in" svg:height="0.2504in" draw:control="control8"/></text:span><text:span text:style-name="T11">Phone day of in-service</text:span><text:span text:style-name="T7">:</text:span><text:span text:style-name="T7"><draw:control text:anchor-type="as-char" draw:z-index="16" draw:style-name="gr1" draw:text-style-name="P31" svg:width="2.5004in" svg:height="0.2504in" draw:control="control17"/></text:span></text:p>
      <text:p text:style-name="P1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7"><text:span text:style-name="T9">Check Number</text:span><text:span text:style-name="T7">: </text:span><text:span text:style-name="T7"><draw:control text:anchor-type="as-char" draw:z-index="8" draw:style-name="gr1" draw:text-style-name="P30" svg:width="2.0004in" svg:height="0.2504in" draw:control="control9"/></text:span><text:span text:style-name="T7"><text:s/></text:span><text:span text:style-name="T9">PO Number</text:span><text:span text:style-name="T7">:</text:span><text:span text:style-name="T7"><draw:control text:anchor-type="as-char" draw:z-index="9" draw:style-name="gr1" draw:text-style-name="P30" svg:width="2.0004in" svg:height="0.2504in" draw:control="control10"/></text:span><text:span text:style-name="T7"> <text:s text:c="5"/></text:span></text:p>
      <text:p text:style-name="P8"/>
      <text:p text:style-name="P9">Make Checks and POs payable to Washington Applied Math Council (WAMC)</text:p>
      <text:p text:style-name="P9"/>
      <text:p text:style-name="P4"><text:span text:style-name="T16">Receipts available the day of in-service for non-preregistered</text:span><text:span text:style-name="T2"> <text:s/></text:span><text:span text:style-name="T7"><text:s text:c="7"/></text:span><text:span text:style-name="T17"><draw:control text:anchor-type="as-char" draw:z-index="12" draw:style-name="gr2" draw:text-style-name="P32" svg:width="0.2504in" svg:height="0.2504in" draw:control="control13"/></text:span><text:span text:style-name="T7">P.O. Enclosed</text:span></text:p>
      <text:p text:style-name="P10">(Purchase Order number or check must accompany registration form!)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The regular price of $1<text:span text:style-name="T23">60</text:span> applies for early in-service registrations ONLY. <text:s/>For registrations postmarked after <text:span text:style-name="T3">September 2</text:span><text:span text:style-name="T4">2</text:span><text:span text:style-name="T3">, 202</text:span><text:span text:style-name="T5">1</text:span> or on-site the cost is $1<text:span text:style-name="T23">8</text:span>0.00.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<text:s/>Please specify which in-service you will attend:</text:p>
      <text:p text:style-name="P26"><draw:control text:anchor-type="as-char" draw:z-index="10" draw:style-name="gr2" draw:text-style-name="P32" svg:width="0.2504in" svg:height="0.2504in" draw:control="control11"/><text:span text:style-name="T18">WEST SIDE<text:tab/></text:span><text:span text:style-name="T18"><draw:control text:anchor-type="as-char" draw:z-index="17" draw:style-name="gr2" draw:text-style-name="P32" svg:width="0.2504in" svg:height="0.2504in" draw:control="control18"/></text:span><text:span text:style-name="T18">IN PERSON </text:span><text:span text:style-name="T18"><draw:control text:anchor-type="as-char" draw:z-index="18" draw:style-name="gr2" draw:text-style-name="P32" svg:width="0.2504in" svg:height="0.2504in" draw:control="control19"/></text:span><text:span text:style-name="T18">VIRTUAL<text:tab/><text:tab/></text:span><text:span text:style-name="T18"><draw:control text:anchor-type="as-char" draw:z-index="11" draw:style-name="gr2" draw:text-style-name="P32" svg:width="0.2504in" svg:height="0.2504in" draw:control="control12"/></text:span><text:span text:style-name="T18">EAST SIDE<text:tab/> <text:s/></text:span><text:span text:style-name="T18"><draw:control text:anchor-type="as-char" draw:z-index="19" draw:style-name="gr2" draw:text-style-name="P32" svg:width="0.2504in" svg:height="0.2504in" draw:control="control20"/></text:span><text:span text:style-name="T18">IN PERSON </text:span><text:span text:style-name="T18"><draw:control text:anchor-type="as-char" draw:z-index="20" draw:style-name="gr2" draw:text-style-name="P32" svg:width="0.2504in" svg:height="0.2504in" draw:control="control21"/></text:span><text:span text:style-name="T18">VIRTUAL<text:tab/></text:span></text:p>
      <text:p text:style-name="P17"><text:span text:style-name="T6">WEST SIDE </text:span><text:span text:style-name="T1"><text:tab/><text:tab/><text:tab/><text:tab/><text:tab/><text:tab/></text:span><text:span text:style-name="T6">EAST SIDE</text:span></text:p>
      <text:p text:style-name="P14">Wednesday, <text:span text:style-name="T19">October 6</text:span>, 20<text:span text:style-name="T20">21</text:span><text:tab/><text:tab/><text:tab/><text:tab/>Friday, <text:span text:style-name="T19">October 8</text:span>, 20<text:span text:style-name="T20">21</text:span></text:p>
      <text:p text:style-name="P14"><text:span text:style-name="T4">Saint Martin’s University</text:span><text:span text:style-name="T3"><text:tab/></text:span><text:tab/><text:tab/><text:tab/><text:span text:style-name="T3">Spokane Community College</text:span></text:p>
      <text:p text:style-name="P14"><text:span text:style-name="T24">5000 Abbey Way SE</text:span><text:tab/><text:tab/><text:tab/><text:tab/><text:tab/>North 1810 Greene Street<text:tab/><text:tab/><text:tab/><text:tab/><text:tab/><text:tab/></text:p>
      <text:p text:style-name="P24"><text:span text:style-name="T24">Lacey, WA 98503</text:span><text:tab/><text:tab/><text:tab/><text:tab/><text:tab/>Spokane, WA <text:s/>99207</text:p>
      <text:p text:style-name="P25"><text:span text:style-name="T25"><text:tab/><text:tab/><text:tab/><text:tab/><text:tab/><text:tab/><text:tab/>“The Lair” Building #6</text:span><text:tab/><text:tab/><text:tab/><text:tab/><text:tab/></text:p>
      <text:p text:style-name="P12">8:<text:span text:style-name="T24">0</text:span>0 a.m. – 3:30 p.m. (includes lunch)<text:tab/><text:tab/><text:tab/>8:<text:span text:style-name="T24">0</text:span>0 a.m. – 3:30 p.m. (includes lunch)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2">For directions and additional Information check our web site at, http://www.wa-appliedmath.org/</text:p>
      <text:p text:style-name="P12">Fall, Spring and Summer Registration forms are available to be downloaded from this site!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3">Please register early to ensure your place in these inservice. <text:span text:style-name="T6">Written</text:span> cancellations received more than two weeks prior will be charged $30. There are <text:span text:style-name="T6">no refunds</text:span> for cancellations received within two weeks of the inservice date or for no-shows.</text:p>
      <text:p text:style-name="P23"/>
      <text:p text:style-name="P23">These in-services fulfill, in part, the Assurance Statement signed by the district to continue in-service in the CTE Applied Math program and are approved by OSPI for <text:span text:style-name="T6">six STEM Clock Hours</text:span> of credit each.</text:p>
      <text:p text:style-name="P23"/>
      <text:p text:style-name="P29">WAMC recommends that everyone attend in person if possible. <text:s/>In person participation will be more beneficial to participants. </text:p>
      <text:p text:style-name="P23"/>
      <text:p text:style-name="P1">For additional information e-mail Nan Johnson: <text:s/><text:span text:style-name="T21">n</text:span>johnson@wa-appliedmath.org or call 206-249-84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8-26T05:13:44.061059796</dc:date>
    <meta:print-date>2021-06-23T16:27:11.077562105</meta:print-date>
    <meta:editing-cycles>59</meta:editing-cycles>
    <meta:editing-duration>P1DT7H47M34S</meta:editing-duration>
    <meta:generator>LibreOffice/6.1.5.2$Linux_X86_64 LibreOffice_project/10$Build-2</meta:generator>
    <meta:document-statistic meta:table-count="0" meta:image-count="0" meta:object-count="0" meta:page-count="1" meta:paragraph-count="43" meta:word-count="673" meta:character-count="3641" meta:non-whitespace-character-count="2207"/>
  </office:meta>
</office:document-meta>
</file>